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319cm" fo:min-width="3.83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5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8" style:family="graphic" style:parent-style-name="standard">
      <style:graphic-properties draw:stroke="solid" svg:stroke-width="0.018cm" svg:stroke-color="#ffffff" draw:marker-start-width="0.07cm" draw:marker-end-width="0.07cm" draw:stroke-linejoin="round" svg:stroke-linecap="round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10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315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000000" style:font-name="Liberation Serif" fo:font-size="8pt" fo:text-shadow="none" fo:font-weight="bold" style:font-size-asian="8pt" style:font-weight-asian="bold" style:font-size-complex="8pt" style:font-weight-complex="bold"/>
    </style:style>
    <style:style style:name="P3" style:family="paragraph">
      <loext:graphic-properties draw:fill="none"/>
      <style:text-properties style:font-name="Liberation Serif" fo:font-size="6pt"/>
    </style:style>
    <style:style style:name="P4" style:family="paragraph">
      <loext:graphic-properties draw:fill="solid" draw:fill-color="#000000" draw:opacity="0%"/>
      <style:text-properties style:font-name="Liberation Serif" fo:font-size="6pt"/>
    </style:style>
    <style:style style:name="P5" style:family="paragraph">
      <loext:graphic-properties draw:fill="solid" draw:fill-color="#434343"/>
      <style:text-properties style:font-name="Liberation Serif" fo:font-size="6pt"/>
    </style:style>
    <style:style style:name="P6" style:family="paragraph">
      <loext:graphic-properties draw:fill="solid" draw:fill-color="#999999"/>
      <style:text-properties style:font-name="Liberation Serif" fo:font-size="6pt"/>
    </style:style>
    <style:style style:name="P7" style:family="paragraph">
      <loext:graphic-properties draw:fill="none"/>
      <style:text-properties fo:color="#000000" style:font-name="Liberation Serif" fo:font-size="6pt"/>
    </style:style>
    <style:style style:name="P8" style:family="paragraph">
      <loext:graphic-properties draw:fill="solid" draw:fill-color="#000000"/>
      <style:text-properties fo:color="#000000" style:font-name="Liberation Serif"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style:font-name="Liberation Serif" fo:font-size="8pt" fo:text-shadow="none" fo:font-weight="bold" style:font-size-asian="8pt" style:font-weight-asian="bold" style:font-name-complex="Arial" style:font-size-complex="8pt" style:font-weight-complex="bold"/>
    </style:style>
    <style:style style:name="T2" style:family="text">
      <style:text-properties fo:color="#000000" style:font-name="Liberation Serif" fo:font-size="6pt" style:font-size-asian="12pt" style:font-name-complex="Arial" style:font-size-complex="12pt"/>
    </style:style>
    <style:style style:name="T3" style:family="text">
      <style:text-properties fo:color="#000000" style:font-name="Liberation Serif" fo:font-size="4pt" style:font-size-asian="12pt" style:font-name-complex="Arial" style:font-size-complex="12pt"/>
    </style:style>
    <style:style style:name="T4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5" style:family="text">
      <style:text-properties fo:color="#1a1a1a" style:font-name="Liberation Serif" fo:font-size="6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837cm" svg:height="0.319cm" svg:x="0.736cm" svg:y="0.056cm">
          <draw:text-box>
            <text:p text:style-name="P1"><text:span text:style-name="T1">Power reduction vs. CPU</text:span></text:p>
          </draw:text-box>
        </draw:frame>
        <draw:line draw:style-name="gr2" draw:text-style-name="P3" draw:layer="layout" svg:x1="1.207cm" svg:y1="3.495cm" svg:x2="4.386cm" svg:y2="3.495cm">
          <text:p/>
        </draw:line>
        <draw:line draw:style-name="gr3" draw:text-style-name="P3" draw:layer="layout" svg:x1="1.207cm" svg:y1="2.894cm" svg:x2="4.386cm" svg:y2="2.894cm">
          <text:p/>
        </draw:line>
        <draw:line draw:style-name="gr3" draw:text-style-name="P3" draw:layer="layout" svg:x1="1.207cm" svg:y1="2.292cm" svg:x2="4.386cm" svg:y2="2.292cm">
          <text:p/>
        </draw:line>
        <draw:line draw:style-name="gr3" draw:text-style-name="P3" draw:layer="layout" svg:x1="1.207cm" svg:y1="1.691cm" svg:x2="4.386cm" svg:y2="1.691cm">
          <text:p/>
        </draw:line>
        <draw:line draw:style-name="gr3" draw:text-style-name="P3" draw:layer="layout" svg:x1="1.207cm" svg:y1="1.099cm" svg:x2="4.386cm" svg:y2="1.099cm">
          <text:p/>
        </draw:line>
        <draw:polygon draw:style-name="gr4" draw:text-style-name="P4" draw:layer="layout" svg:width="3.178cm" svg:height="0.009cm" svg:x="1.207cm" svg:y="3.296cm" svg:viewBox="0 0 3179 10" draw:points="0,0 3179,0 3179,10 0,10">
          <text:p/>
        </draw:polygon>
        <draw:polygon draw:style-name="gr4" draw:text-style-name="P4" draw:layer="layout" svg:width="3.178cm" svg:height="0.009cm" svg:x="1.207cm" svg:y="3.093cm" svg:viewBox="0 0 3179 10" draw:points="0,0 3179,0 3179,10 0,10">
          <text:p/>
        </draw:polygon>
        <draw:polygon draw:style-name="gr4" draw:text-style-name="P4" draw:layer="layout" svg:width="3.178cm" svg:height="0.009cm" svg:x="1.207cm" svg:y="2.695cm" svg:viewBox="0 0 3179 10" draw:points="0,0 3179,0 3179,10 0,10">
          <text:p/>
        </draw:polygon>
        <draw:polygon draw:style-name="gr4" draw:text-style-name="P4" draw:layer="layout" svg:width="3.178cm" svg:height="0.009cm" svg:x="1.207cm" svg:y="2.491cm" svg:viewBox="0 0 3179 10" draw:points="0,0 3179,0 3179,10 0,10">
          <text:p/>
        </draw:polygon>
        <draw:polygon draw:style-name="gr4" draw:text-style-name="P4" draw:layer="layout" svg:width="3.178cm" svg:height="0.009cm" svg:x="1.207cm" svg:y="2.094cm" svg:viewBox="0 0 3179 10" draw:points="0,0 3179,0 3179,10 0,10">
          <text:p/>
        </draw:polygon>
        <draw:polygon draw:style-name="gr4" draw:text-style-name="P4" draw:layer="layout" svg:width="3.178cm" svg:height="0.009cm" svg:x="1.207cm" svg:y="1.89cm" svg:viewBox="0 0 3179 10" draw:points="0,0 3179,0 3179,10 0,10">
          <text:p/>
        </draw:polygon>
        <draw:polygon draw:style-name="gr4" draw:text-style-name="P4" draw:layer="layout" svg:width="3.178cm" svg:height="0.009cm" svg:x="1.207cm" svg:y="1.492cm" svg:viewBox="0 0 3179 10" draw:points="0,0 3179,0 3179,10 0,10">
          <text:p/>
        </draw:polygon>
        <draw:polygon draw:style-name="gr4" draw:text-style-name="P4" draw:layer="layout" svg:width="3.178cm" svg:height="0.009cm" svg:x="1.207cm" svg:y="1.289cm" svg:viewBox="0 0 3179 10" draw:points="0,0 3179,0 3179,10 0,10">
          <text:p/>
        </draw:polygon>
        <draw:line draw:style-name="gr5" draw:text-style-name="P3" draw:layer="layout" svg:x1="1.207cm" svg:y1="3.495cm" svg:x2="1.207cm" svg:y2="1.099cm">
          <text:p/>
        </draw:line>
        <draw:path draw:style-name="gr4" draw:text-style-name="P4" draw:layer="layout" svg:width="0.305cm" svg:height="0.397cm" svg:x="1.538cm" svg:y="3.112cm" svg:viewBox="0 0 306 398" svg:d="M296 398h-286-10v-10-359h10-10c0-16 14-29 31-29v10-10h245v10-10c16 0 30 13 30 29h-10 10v359 10zM296 379v9h-10v-359c0-5-5-10-10-10h-245c-6 0-10 5-10 10v359h-11v-9z">
          <text:p/>
        </draw:path>
        <draw:path draw:style-name="gr6" draw:text-style-name="P5" draw:layer="layout" svg:width="0.285cm" svg:height="0.378cm" svg:x="1.548cm" svg:y="3.122cm" svg:viewBox="0 0 286 379" svg:d="M286 379h-286v-359c0-11 9-20 21-20h244c12 0 21 9 21 20z">
          <text:p/>
        </draw:path>
        <draw:path draw:style-name="gr4" draw:text-style-name="P4" draw:layer="layout" svg:width="0.305cm" svg:height="0.562cm" svg:x="2.496cm" svg:y="2.947cm" svg:viewBox="0 0 306 563" svg:d="M296 563h-286-10v-10-524h10-10c0-16 14-29 31-29v10-10h244v10-10c17 0 31 13 31 29h-10 10v524 10zM296 544v9h-10v-524c0-5-5-9-11-9h-244c-6 0-10 4-10 9v524h-11v-9z">
          <text:p/>
        </draw:path>
        <draw:path draw:style-name="gr6" draw:text-style-name="P5" draw:layer="layout" svg:width="0.284cm" svg:height="0.543cm" svg:x="2.506cm" svg:y="2.957cm" svg:viewBox="0 0 285 544" svg:d="M285 544h-285v-524c0-11 9-20 20-20h245c11 0 20 9 20 20z">
          <text:p/>
        </draw:path>
        <draw:path draw:style-name="gr4" draw:text-style-name="P4" draw:layer="layout" svg:width="0.305cm" svg:height="0.562cm" svg:x="3.443cm" svg:y="2.947cm" svg:viewBox="0 0 306 563" svg:d="M296 563h-286-10v-10-524h10-10c0-16 14-29 31-29v10-10h245v10-10c16 0 30 13 30 29h-10 10v524 10zM296 544v9h-10v-524c0-5-5-9-10-9h-245c-6 0-10 4-10 9v524h-11v-9z">
          <text:p/>
        </draw:path>
        <draw:path draw:style-name="gr6" draw:text-style-name="P5" draw:layer="layout" svg:width="0.285cm" svg:height="0.543cm" svg:x="3.453cm" svg:y="2.957cm" svg:viewBox="0 0 286 544" svg:d="M286 544h-286v-524c0-11 9-20 21-20h244c12 0 21 9 21 20z">
          <text:p/>
        </draw:path>
        <draw:path draw:style-name="gr4" draw:text-style-name="P4" draw:layer="layout" svg:width="0.305cm" svg:height="0.707cm" svg:x="1.844cm" svg:y="2.802cm" svg:viewBox="0 0 306 708" svg:d="M296 708h-286-10v-9-670h10-10c0-16 14-29 31-29v10-10h245v10-10c16 0 30 13 30 29h-10 10v670 9zM296 689v10h-10v-670c0-5-5-9-10-9h-245c-6 0-10 4-10 9v670h-11v-10z">
          <text:p/>
        </draw:path>
        <draw:path draw:style-name="gr7" draw:text-style-name="P6" draw:layer="layout" svg:width="0.285cm" svg:height="0.688cm" svg:x="1.854cm" svg:y="2.811cm" svg:viewBox="0 0 286 689" svg:d="M286 689h-286v-669c0-11 9-20 20-20h245c11 0 21 9 21 20z">
          <text:p/>
        </draw:path>
        <draw:path draw:style-name="gr4" draw:text-style-name="P4" draw:layer="layout" svg:width="0.305cm" svg:height="2.075cm" svg:x="2.802cm" svg:y="1.434cm" svg:viewBox="0 0 306 2076" svg:d="M296 2076h-286-10v-10-2037h10-10c0-16 14-29 30-29v10-10h245v10-10c17 0 31 13 31 29h-10 10v2037 10zM296 2057v9h-11v-2037c0-5-4-10-10-10h-245c-5 0-10 5-10 10v2037h-10v-9z">
          <text:p/>
        </draw:path>
        <draw:path draw:style-name="gr7" draw:text-style-name="P6" draw:layer="layout" svg:width="0.285cm" svg:height="2.056cm" svg:x="2.812cm" svg:y="1.444cm" svg:viewBox="0 0 286 2057" svg:d="M286 2057h-286v-2037c0-11 9-20 20-20h245c11 0 21 9 21 20z">
          <text:p/>
        </draw:path>
        <draw:path draw:style-name="gr4" draw:text-style-name="P4" draw:layer="layout" svg:width="0.305cm" svg:height="2.027cm" svg:x="3.749cm" svg:y="1.482cm" svg:viewBox="0 0 306 2028" svg:d="M296 2028h-286-10v-10-1989h10-10c0-16 14-29 31-29v10-10h245v10-10c16 0 30 13 30 29h-10 10v1989 10zM296 2008v10h-10v-1989c0-5-5-9-10-9h-245c-6 0-10 4-10 9v1989h-11v-10z">
          <text:p/>
        </draw:path>
        <draw:path draw:style-name="gr7" draw:text-style-name="P6" draw:layer="layout" svg:width="0.284cm" svg:height="2.007cm" svg:x="3.759cm" svg:y="1.492cm" svg:viewBox="0 0 285 2008" svg:d="M285 2008h-285v-1988c0-11 9-20 21-20h244c11 0 20 9 20 20z">
          <text:p/>
        </draw:path>
        <draw:line draw:style-name="gr5" draw:text-style-name="P3" draw:layer="layout" svg:x1="1.176cm" svg:y1="3.301cm" svg:x2="1.237cm" svg:y2="3.301cm">
          <text:p/>
        </draw:line>
        <draw:line draw:style-name="gr5" draw:text-style-name="P3" draw:layer="layout" svg:x1="1.176cm" svg:y1="3.097cm" svg:x2="1.237cm" svg:y2="3.097cm">
          <text:p/>
        </draw:line>
        <draw:line draw:style-name="gr5" draw:text-style-name="P3" draw:layer="layout" svg:x1="1.176cm" svg:y1="2.7cm" svg:x2="1.237cm" svg:y2="2.7cm">
          <text:p/>
        </draw:line>
        <draw:line draw:style-name="gr5" draw:text-style-name="P3" draw:layer="layout" svg:x1="1.176cm" svg:y1="2.496cm" svg:x2="1.237cm" svg:y2="2.496cm">
          <text:p/>
        </draw:line>
        <draw:line draw:style-name="gr5" draw:text-style-name="P3" draw:layer="layout" svg:x1="1.176cm" svg:y1="2.098cm" svg:x2="1.237cm" svg:y2="2.098cm">
          <text:p/>
        </draw:line>
        <draw:line draw:style-name="gr5" draw:text-style-name="P3" draw:layer="layout" svg:x1="1.176cm" svg:y1="1.895cm" svg:x2="1.237cm" svg:y2="1.895cm">
          <text:p/>
        </draw:line>
        <draw:line draw:style-name="gr5" draw:text-style-name="P3" draw:layer="layout" svg:x1="1.176cm" svg:y1="1.497cm" svg:x2="1.237cm" svg:y2="1.497cm">
          <text:p/>
        </draw:line>
        <draw:line draw:style-name="gr5" draw:text-style-name="P3" draw:layer="layout" svg:x1="1.176cm" svg:y1="1.293cm" svg:x2="1.237cm" svg:y2="1.293cm">
          <text:p/>
        </draw:line>
        <draw:line draw:style-name="gr5" draw:text-style-name="P3" draw:layer="layout" svg:x1="1.146cm" svg:y1="3.495cm" svg:x2="1.268cm" svg:y2="3.495cm">
          <text:p/>
        </draw:line>
        <draw:line draw:style-name="gr5" draw:text-style-name="P3" draw:layer="layout" svg:x1="1.146cm" svg:y1="2.894cm" svg:x2="1.268cm" svg:y2="2.894cm">
          <text:p/>
        </draw:line>
        <draw:line draw:style-name="gr5" draw:text-style-name="P3" draw:layer="layout" svg:x1="1.146cm" svg:y1="2.292cm" svg:x2="1.268cm" svg:y2="2.292cm">
          <text:p/>
        </draw:line>
        <draw:line draw:style-name="gr5" draw:text-style-name="P3" draw:layer="layout" svg:x1="1.146cm" svg:y1="1.691cm" svg:x2="1.268cm" svg:y2="1.691cm">
          <text:p/>
        </draw:line>
        <draw:line draw:style-name="gr5" draw:text-style-name="P3" draw:layer="layout" svg:x1="1.146cm" svg:y1="1.099cm" svg:x2="1.268cm" svg:y2="1.099cm">
          <text:p/>
        </draw:line>
        <draw:path draw:style-name="gr8" draw:text-style-name="P7" draw:layer="layout" svg:width="0.348cm" svg:height="0.085cm" svg:x="1.5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9" draw:text-style-name="P8" draw:layer="layout" svg:width="0.348cm" svg:height="0.085cm" svg:x="1.507cm" svg:y="2.892cm" svg:viewBox="0 0 349 86" svg:d="M33 84h-11v-70l-22 8v-10l32-11h1zM125 84h-57v-7l30-32c5-5 8-9 10-12 1-3 2-6 2-9 0-5-1-8-4-11s-6-4-11-4-10 1-13 4-4 7-4 13h-11c0-8 2-14 8-19 5-5 12-7 20-7s15 2 19 6c5 4 7 10 7 17 0 8-5 17-16 28l-23 25h43zM145 43l4-42h45v10h-35l-3 23c4-3 9-4 15-4 7 0 14 2 18 8 5 5 7 11 7 20 0 8-2 15-7 20s-11 8-20 8c-8 0-14-2-19-7-5-4-8-9-8-17h10c1 5 3 9 5 11 3 3 7 4 12 4s9-2 12-5c3-4 4-8 4-14s-1-10-4-13c-4-4-8-5-13-5s-9 0-11 2l-3 3zM213 79c0-2 0-3 1-5 1-1 3-1 6-1 2 0 4 0 5 1 1 2 1 3 1 5s0 3-1 4-3 2-5 2c-3 0-5-1-6-2s-1-2-1-4zM247 43l5-42h44v10h-35l-3 23c5-3 9-4 15-4 8 0 14 2 18 8 5 5 8 11 8 20 0 8-3 15-8 20-4 5-11 8-20 8-8 0-14-2-19-7-5-4-7-9-8-17h10c1 5 3 9 6 11 3 3 6 4 11 4s9-2 12-5c3-4 5-8 5-14s-2-10-5-13c-3-4-8-5-13-5s-9 0-11 2l-3 3zM349 84h-10v-70l-23 8v-10l32-11h1z">
          <text:p/>
        </draw:path>
        <draw:path draw:style-name="gr8" draw:text-style-name="P7" draw:layer="layout" svg:width="0.366cm" svg:height="0.085cm" svg:x="2.4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9" draw:text-style-name="P8" draw:layer="layout" svg:width="0.366cm" svg:height="0.085cm" svg:x="2.465cm" svg:y="2.723cm" svg:viewBox="0 0 367 86" svg:d="M34 84h-11v-70l-23 8v-10l32-11h2zM122 23c0 4-2 8-4 11s-5 6-9 8c4 1 8 4 11 7 2 4 3 8 3 13 0 7-2 13-7 17s-12 7-20 7-15-3-20-7-8-10-8-17c0-5 2-9 4-13 3-3 6-6 11-7-4-2-7-5-9-8-3-3-4-7-4-11 0-7 2-13 7-17s11-6 19-6 14 2 18 6c5 4 8 10 8 17zM112 61c0-4-1-8-4-11s-7-4-12-4-9 1-12 4-5 7-5 12c0 4 2 8 5 11s7 4 12 4 9-1 12-4 4-7 4-12zM96 9c-4 0-8 1-11 4-2 2-4 6-4 10s2 8 4 10c3 3 7 4 11 4s8-1 10-4c3-2 4-6 4-10s-1-8-4-10c-3-3-6-4-10-4zM176 84h-11v-70l-22 8v-10l32-11h1zM213 79c0-2 0-3 1-5 1-1 3-1 6-1 2 0 4 0 5 1 1 2 1 3 1 5s0 3-1 4-3 2-5 2c-3 0-5-1-6-2s-1-2-1-4zM285 1v9h-2c-8 0-15 3-20 8-5 4-8 11-9 19 5-5 11-7 19-7 7 0 13 2 18 7 4 5 7 12 7 20s-3 16-8 21-11 8-19 8c-9 0-15-4-21-10-5-6-7-14-7-23v-4c0-16 3-27 10-36 7-8 17-12 30-12zM271 38c-4 0-7 2-10 4-4 2-6 4-7 8v4c0 6 1 12 5 16 3 5 7 7 12 7s9-2 11-6c3-3 5-8 5-14 0-5-2-10-5-13-2-4-6-6-11-6zM329 37h9c5 0 9-1 12-3 3-3 4-7 4-11 0-10-5-14-15-14-5 0-8 1-11 4-3 2-5 6-5 10h-10c0-7 2-12 7-16 5-5 12-7 19-7 8 0 15 2 19 6 5 4 7 10 7 18 0 3-1 7-3 10-3 3-6 6-10 8 4 1 8 3 11 7 2 3 4 7 4 12 0 7-3 14-8 18s-12 7-20 7-15-3-20-7-7-10-7-17h11c0 5 1 8 4 11s7 4 12 4c6 0 10-1 13-4 2-3 4-7 4-12s-2-8-5-11c-3-2-8-4-13-4h-9z">
          <text:p/>
        </draw:path>
        <draw:path draw:style-name="gr8" draw:text-style-name="P7" draw:layer="layout" svg:width="0.371cm" svg:height="0.085cm" svg:x="3.4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9" draw:text-style-name="P8" draw:layer="layout" svg:width="0.371cm" svg:height="0.085cm" svg:x="3.413cm" svg:y="2.724cm" svg:viewBox="0 0 372 86" svg:d="M33 84h-11v-70l-22 8v-10l32-11h1zM121 23c0 4-1 8-3 11-3 3-6 6-9 8 4 1 7 4 10 8 3 3 4 7 4 12 0 7-3 13-7 17-5 4-12 7-20 7-9 0-15-3-21-7-5-4-7-10-7-17 0-5 1-9 4-12 2-4 6-7 10-8-3-2-7-5-9-8s-3-7-3-11c0-7 2-13 7-17s11-6 19-6c7 0 13 2 18 6s7 10 7 17zM112 62c0-5-1-9-5-12-2-3-6-4-12-4-5 0-9 1-12 4s-4 7-4 12c0 4 1 8 4 11s7 4 13 4c5 0 9-1 12-4s4-7 4-11zM96 9c-5 0-8 1-11 4-3 2-4 6-4 10s1 8 4 10c3 3 6 4 10 4 5 0 8-1 11-4 3-2 4-6 4-10s-1-8-4-10c-3-3-6-4-10-4zM176 84h-11v-70l-22 8v-10l31-11h2zM213 79c0-2 0-3 1-5 1-1 3-1 5-1 3 0 4 0 5 1 2 2 2 3 2 5s0 3-2 4c-1 1-2 2-5 2-2 0-4-1-5-2s-1-2-1-4zM258 37h8c5 0 10-1 13-3 3-3 4-7 4-11 0-10-5-14-15-14-5 0-9 1-12 4-2 2-4 6-4 10h-11c0-7 2-12 8-16 5-5 11-7 19-7s14 2 19 6 7 10 7 18c0 3-1 7-3 10-3 3-6 6-11 8 5 1 9 3 11 7 3 3 4 7 4 12 0 7-2 14-7 18s-12 7-20 7-15-3-20-7-8-10-8-17h11c0 5 2 8 5 11s7 4 12 4 9-1 12-4 4-7 4-12-1-8-4-11c-3-2-8-4-14-4h-8zM360 56h12v9h-12v19h-11v-19h-40v-6l39-58h12zM322 56h27v-40l-2 2z">
          <text:p/>
        </draw:path>
        <draw:path draw:style-name="gr8" draw:text-style-name="P7" draw:layer="layout" svg:width="0.375cm" svg:height="0.085cm" svg:x="1.8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9" draw:text-style-name="P8" draw:layer="layout" svg:width="0.375cm" svg:height="0.085cm" svg:x="1.809cm" svg:y="2.581cm" svg:viewBox="0 0 376 86" svg:d="M58 84h-57v-7l30-32c5-5 8-9 10-12 1-3 2-6 2-10s-1-7-4-10c-2-3-6-4-11-4s-10 1-12 4c-4 3-5 7-5 13h-11c0-8 2-14 8-19 5-5 12-7 20-7s15 2 19 6c5 4 8 9 8 16 0 8-6 18-17 30l-23 24h43zM130 84h-57v-7l30-32c4-5 7-9 9-12s3-6 3-10-2-7-4-10c-3-3-7-4-11-4-6 0-10 1-13 4s-5 7-5 13h-11c0-8 3-14 8-19s12-7 21-7c8 0 14 2 19 6s7 9 7 16c0 8-6 18-17 30l-23 24h44zM187 48c-3 3-6 5-9 6-3 2-6 2-10 2-5 0-10-1-13-3-4-2-7-6-9-10-2-5-3-9-3-14 0-6 1-11 3-15 2-5 6-8 10-10 4-3 9-4 14-4 8 0 15 3 20 9s8 15 8 25v3c0 17-4 28-10 36-7 7-17 11-31 11h-2v-9h2c10 0 17-2 21-6 5-5 8-12 9-21zM170 48c3 0 6-1 10-3 3-3 5-5 7-9v-4c0-7-2-12-5-17-3-4-7-6-12-6s-9 1-12 5-4 8-4 14 1 10 4 14 7 6 12 6zM217 79c0-2 0-4 1-5 2-1 3-2 6-2 2 0 4 1 5 2s1 3 1 5 0 3-1 4-3 2-5 2c-3 0-4-1-6-2-1-1-1-2-1-4zM301 49c0 12-3 21-7 27s-11 10-21 10c-9 0-16-4-20-9-5-6-7-15-7-27v-14c0-12 2-21 6-27 5-6 12-9 21-9s16 3 21 9c4 5 7 14 7 26zM289 34c0-9-1-15-3-19-3-4-7-6-13-6s-10 2-12 6c-3 4-4 10-4 19v17c0 8 1 15 4 19 3 5 7 7 12 7 6 0 10-2 12-6 3-4 4-11 4-19zM364 56h12v9h-12v19h-11v-19h-40v-6l39-58h12zM326 56h27v-40l-1 2z">
          <text:p/>
        </draw:path>
        <draw:path draw:style-name="gr8" draw:text-style-name="P7" draw:layer="layout" svg:width="0.37cm" svg:height="0.084cm" svg:x="2.7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9" draw:text-style-name="P8" draw:layer="layout" svg:width="0.37cm" svg:height="0.084cm" svg:x="2.769cm" svg:y="1.218cm" svg:viewBox="0 0 371 85" svg:d="M43 1v9h-2c-9 0-16 3-21 7-5 5-8 12-9 20 5-5 11-7 19-7s14 2 18 7c5 5 7 12 7 20 0 9-2 16-7 21s-12 7-20 7-15-3-20-9-8-14-8-23v-4c0-16 3-28 10-36s17-12 31-12zM28 38c-4 0-7 1-10 4-4 2-6 5-7 8v4c0 7 2 12 5 16 3 5 7 6 12 6s9-1 12-5c2-3 4-8 4-14 0-5-2-10-4-13-3-4-7-6-12-6zM123 23c0 4-1 8-3 11s-6 5-9 7c4 2 8 5 10 9 3 3 4 7 4 12 0 7-2 13-7 17s-12 6-20 6c-9 0-15-2-21-6-5-4-7-10-7-17 0-5 1-9 4-12 3-4 6-7 11-9-4-2-7-4-10-7-2-3-3-7-3-11 0-7 3-13 7-17 5-4 11-6 19-6 7 0 13 2 18 6s7 10 7 17zM114 62c0-5-1-9-4-12s-7-4-12-4-9 1-13 4c-2 3-4 7-4 12 0 4 2 8 4 11 3 2 7 4 13 4 5 0 9-2 12-4 3-3 4-7 4-11zM98 9c-5 0-8 1-11 3-3 3-4 6-4 11 0 4 1 8 4 10 3 3 6 4 11 4 4 0 8-1 10-4 3-2 4-6 4-10s-1-8-4-10c-3-3-6-4-10-4zM199 84h-57v-8l30-31c5-5 8-9 9-12 2-3 3-6 3-10s-1-8-4-10c-3-3-6-4-11-4-6 0-10 1-13 4s-4 7-4 13h-11c0-8 2-14 7-19s12-7 21-7c8 0 14 2 19 6s7 9 7 16c0 8-5 18-16 29l-24 25h44zM215 79c0-2 0-4 2-5 1-1 2-2 5-2 2 0 4 1 5 2s1 3 1 5c0 1 0 3-1 4s-3 2-5 2c-3 0-4-1-5-2-2-1-2-3-2-4zM291 56h12v9h-12v19h-11v-19h-40v-6l39-58h12zM253 56h27v-41l-2 3zM371 7l-35 77h-12l36-74h-47v-9h58z">
          <text:p/>
        </draw:path>
        <draw:path draw:style-name="gr8" draw:text-style-name="P7" draw:layer="layout" svg:width="0.368cm" svg:height="0.085cm" svg:x="3.7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path draw:style-name="gr9" draw:text-style-name="P8" draw:layer="layout" svg:width="0.368cm" svg:height="0.085cm" svg:x="3.716cm" svg:y="1.26cm" svg:viewBox="0 0 369 86" svg:d="M43 1v9h-3c-8 0-15 3-20 8-5 4-8 11-9 19 5-5 11-7 19-7s14 2 18 8c5 5 7 11 7 19 0 9-2 16-7 21s-12 8-20 8-15-4-20-10-8-14-8-23v-4c0-15 3-27 10-35s17-13 30-13zM28 39c-4 0-7 1-10 3-4 2-6 5-7 8v4c0 7 1 12 5 16 3 5 7 7 12 7s9-2 12-6c2-3 4-8 4-13 0-6-2-10-4-14-3-4-7-5-12-5zM114 1v9h-2c-9 0-16 3-21 8-5 4-8 11-9 19 5-5 11-7 19-7s14 2 18 8c5 5 7 11 7 19 0 9-2 16-7 21s-12 8-20 8-15-4-20-10-8-14-8-23v-4c0-15 4-27 10-35 7-8 17-13 31-13zM99 39c-3 0-7 1-10 3s-6 5-7 8v4c0 7 2 12 5 16 3 5 7 7 12 7s9-2 12-6c3-3 4-8 4-13 0-6-1-10-4-14s-7-5-12-5zM195 23c0 4-1 8-4 11-2 3-5 6-9 8 4 1 8 4 11 8 2 3 4 7 4 12 0 7-3 13-8 17s-12 7-20 7-15-3-20-7-8-10-8-17c0-5 2-9 4-12 3-4 6-7 11-8-4-2-7-5-9-8-3-3-4-7-4-11 0-7 3-13 7-16 5-5 11-7 19-7s14 2 18 7c5 3 8 9 8 16zM186 62c0-5-2-9-5-12-3-2-7-4-12-4s-9 2-12 4c-3 3-5 7-5 12s2 8 5 11 7 4 12 4 9-2 12-4c3-3 5-7 5-11zM169 9c-4 0-8 1-11 4-2 2-3 6-3 10s1 8 3 11c3 2 7 3 11 3s8-1 11-3c2-3 3-7 3-11s-1-7-4-10c-2-3-6-4-10-4zM215 79c0-2 0-4 1-5s3-2 5-2c3 0 4 1 5 2 2 1 2 3 2 5s0 3-2 4c-1 1-2 2-5 2-2 0-4-1-5-2s-1-2-1-4zM291 57h12v8h-12v19h-11v-19h-40v-6l39-58h12zM252 57h28v-41l-2 2zM331 38h9c5 0 9-2 12-4 3-3 4-6 4-11 0-9-4-14-15-14-5 0-8 1-11 4-3 2-4 6-4 10h-11c0-7 2-12 7-16 5-5 12-7 19-7 8 0 15 2 19 7 5 4 7 9 7 17 0 3-1 7-3 10-3 4-6 6-10 8 5 1 8 4 11 7 2 3 4 7 4 12 0 7-3 14-8 18s-12 7-20 7-14-3-20-7c-5-4-7-10-7-17h11c0 5 1 8 4 11s7 4 12 4c6 0 10-1 13-4 2-3 4-7 4-12 0-4-2-8-5-11-3-2-7-4-13-4h-9z">
          <text:p/>
        </draw:path>
        <draw:frame draw:style-name="gr10" draw:text-style-name="P9" draw:layer="layout" svg:width="0.108cm" svg:height="0.239cm" svg:x="0.918cm" svg:y="3.376cm">
          <draw:text-box>
            <text:p text:style-name="P1"><text:span text:style-name="T2">0</text:span></text:p>
          </draw:text-box>
        </draw:frame>
        <draw:frame draw:style-name="gr11" draw:text-style-name="P9" draw:layer="layout" svg:width="0.32cm" svg:height="0.239cm" svg:x="0.776cm" svg:y="2.776cm">
          <draw:text-box>
            <text:p text:style-name="P1"><text:span text:style-name="T2">200</text:span></text:p>
          </draw:text-box>
        </draw:frame>
        <draw:frame draw:style-name="gr11" draw:text-style-name="P9" draw:layer="layout" svg:width="0.32cm" svg:height="0.239cm" svg:x="0.776cm" svg:y="2.175cm">
          <draw:text-box>
            <text:p text:style-name="P1"><text:span text:style-name="T2">400</text:span></text:p>
          </draw:text-box>
        </draw:frame>
        <draw:frame draw:style-name="gr11" draw:text-style-name="P9" draw:layer="layout" svg:width="0.32cm" svg:height="0.239cm" svg:x="0.776cm" svg:y="1.574cm">
          <draw:text-box>
            <text:p text:style-name="P1"><text:span text:style-name="T2">600</text:span></text:p>
          </draw:text-box>
        </draw:frame>
        <draw:frame draw:style-name="gr11" draw:text-style-name="P9" draw:layer="layout" svg:width="0.32cm" svg:height="0.239cm" svg:x="0.776cm" svg:y="0.974cm">
          <draw:text-box>
            <text:p text:style-name="P1"><text:span text:style-name="T2">800</text:span></text:p>
          </draw:text-box>
        </draw:frame>
        <draw:frame draw:style-name="gr12" draw:text-style-name="P10" draw:layer="layout" svg:width="0.37cm" svg:height="0.187cm" svg:x="1.65cm" svg:y="3.606cm">
          <draw:text-box>
            <text:p text:style-name="P1"><text:span text:style-name="T3">Conv</text:span><text:span text:style-name="T4">A</text:span></text:p>
          </draw:text-box>
        </draw:frame>
        <draw:frame draw:style-name="gr13" draw:text-style-name="P10" draw:layer="layout" svg:width="0.366cm" svg:height="0.187cm" svg:x="2.6cm" svg:y="3.605cm">
          <draw:text-box>
            <text:p text:style-name="P1"><text:span text:style-name="T3">Conv</text:span><text:span text:style-name="T4">B</text:span></text:p>
          </draw:text-box>
        </draw:frame>
        <draw:frame draw:style-name="gr13" draw:text-style-name="P10" draw:layer="layout" svg:width="0.366cm" svg:height="0.187cm" svg:x="3.573cm" svg:y="3.605cm">
          <draw:text-box>
            <text:p text:style-name="P1"><text:span text:style-name="T3">Conv</text:span><text:span text:style-name="T4">C</text:span></text:p>
          </draw:text-box>
        </draw:frame>
        <draw:path draw:style-name="gr6" draw:text-style-name="P5" draw:layer="layout" svg:width="0.118cm" svg:height="0.132cm" svg:x="1.161cm" svg:y="0.557cm" svg:viewBox="0 0 119 133" svg:d="M0 11c0-6 5-11 10-11h100c5 0 9 5 9 11v111c0 6-4 11-9 11h-100c-5 0-10-5-10-11z">
          <text:p/>
        </draw:path>
        <draw:path draw:style-name="gr7" draw:text-style-name="P6" draw:layer="layout" svg:width="0.118cm" svg:height="0.105cm" svg:x="3.073cm" svg:y="0.557cm" svg:viewBox="0 0 119 106" svg:d="M0 9c0-5 5-9 10-9h100c5 0 9 4 9 9v88c0 5-4 9-9 9h-100c-5 0-10-4-10-9z">
          <text:p/>
        </draw:path>
        <draw:frame draw:style-name="gr14" draw:text-style-name="P9" draw:layer="layout" svg:width="1.23cm" svg:height="0.239cm" svg:x="1.306cm" svg:y="0.502cm">
          <draw:text-box>
            <text:p text:style-name="P1"><text:span text:style-name="T5">Floating-Point</text:span></text:p>
          </draw:text-box>
        </draw:frame>
        <draw:frame draw:style-name="gr15" draw:text-style-name="P9" draw:layer="layout" svg:width="1.217cm" svg:height="0.239cm" svg:x="3.215cm" svg:y="0.486cm">
          <draw:text-box>
            <text:p text:style-name="P1"><text:span text:style-name="T5">Hybrid-Float6</text:span></text:p>
          </draw:text-box>
        </draw:frame>
        <draw:frame draw:style-name="gr16" draw:text-style-name="P11" draw:layer="layout" svg:width="1.882cm" svg:height="0.315cm" draw:transform="rotate (1.5707963267949) translate (0.462cm 2.962cm)">
          <draw:text-box>
            <text:p><text:span text:style-name="T6">Power reduction</text:span></text:p>
          </draw:text-box>
        </draw:frame>
        <draw:frame draw:style-name="gr17" draw:text-style-name="P9" draw:layer="layout" svg:width="1.446cm" svg:height="0.239cm" svg:x="2.006cm" svg:y="3.803cm">
          <draw:text-box>
            <text:p text:style-name="P1"><text:span text:style-name="T5">Tensor oper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.08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51:44.875701663</dc:date>
    <meta:editing-duration>PT3H3M15S</meta:editing-duration>
    <meta:editing-cycles>36</meta:editing-cycles>
    <meta:generator>LibreOffice/6.4.7.2$Linux_X86_64 LibreOffice_project/40$Build-2</meta:generator>
    <meta:document-statistic meta:object-count="66"/>
  </office:meta>
</office:document-meta>
</file>